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4f2" officeooo:paragraph-rsid="0017b4f2"/>
    </style:style>
    <style:style style:name="P2" style:family="paragraph" style:parent-style-name="Standard">
      <style:text-properties style:font-name="Times New Roman" fo:font-size="14pt" fo:text-shadow="none" officeooo:paragraph-rsid="0017b4f2" style:font-size-asian="14pt" style:font-size-complex="14pt"/>
    </style:style>
    <style:style style:name="P3" style:family="paragraph" style:parent-style-name="Standard" style:list-style-name="L1">
      <style:text-properties officeooo:paragraph-rsid="0017b4f2"/>
    </style:style>
    <style:style style:name="P4" style:family="paragraph" style:parent-style-name="Standard" style:list-style-name="L1">
      <style:paragraph-properties fo:text-align="center" style:justify-single-word="false"/>
      <style:text-properties fo:font-size="14pt" officeooo:rsid="001a106c" officeooo:paragraph-rsid="001a106c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background-color="transparent" style:font-size-asian="14pt" style:font-size-complex="14pt" loext:shadow="non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L4">
      <style:paragraph-properties fo:text-align="justify" style:justify-single-word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variant="normal" fo:text-transform="none" fo:color="#252525" style:font-name="Times New Roman" fo:font-size="14pt" fo:letter-spacing="normal" fo:font-style="normal" fo:font-weight="normal" officeooo:rsid="001b867f" officeooo:paragraph-rsid="001b867f" style:font-size-asian="14pt" style:font-size-complex="14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variant="normal" fo:text-transform="none" fo:color="#252525" style:font-name="Times New Roman" fo:font-size="14pt" fo:letter-spacing="normal" fo:font-style="normal" fo:font-weight="normal" officeooo:rsid="001abcc4" officeooo:paragraph-rsid="001abcc4" style:font-size-asian="14pt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true"/>
      <style:text-properties officeooo:paragraph-rsid="001efb25"/>
    </style:style>
    <style:style style:name="P13" style:family="paragraph" style:parent-style-name="Standard" style:list-style-name="L1">
      <style:paragraph-properties fo:text-align="center" style:justify-single-word="false" fo:break-before="page"/>
      <style:text-properties officeooo:rsid="0017b4f2" officeooo:paragraph-rsid="0017b4f2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4pt" fo:background-color="transparent" style:font-size-asian="14pt" style:font-size-complex="14pt" loext:shadow="none"/>
    </style:style>
    <style:style style:name="T1" style:family="text">
      <style:text-properties style:font-name="Times New Roman" fo:font-size="14pt" fo:background-color="transparent" loext:char-shading-value="0" style:font-size-asian="14pt" style:font-size-complex="14pt" loext:shadow="none"/>
    </style:style>
    <style:style style:name="T2" style:family="text">
      <style:text-properties style:font-name="Times New Roman" fo:font-size="14pt" officeooo:rsid="001efb25" fo:background-color="transparent" loext:char-shading-value="0" style:font-size-asian="14pt" style:font-size-complex="14pt" loext:shadow="none"/>
    </style:style>
    <style:style style:name="T3" style:family="text">
      <style:text-properties style:use-window-font-color="true" style:text-outline="false" style:font-name="Times New Roman" fo:font-size="14pt" fo:background-color="transparent" loext:char-shading-value="0" style:font-size-asian="14pt" style:font-size-complex="14pt" loext:shadow="none"/>
    </style:style>
    <style:style style:name="T4" style:family="text">
      <style:text-properties officeooo:rsid="001efb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27200068318299697" text:style-name="L1">
        <text:list-header>
          <text:p text:style-name="P4">Задачі предметної області</text:p>
        </text:list-header>
      </text:list>
      <text:p text:style-name="P2"/>
      <text:p text:style-name="P12"><text:span text:style-name="T1"><text:tab/>Ефективна і раціональна організація навчального процесу - одна з найважливіших завдань будь-якого навчального закладу. Тому все більш актуальним стає питання про автоматизацію цього процесу.</text:span></text:p>
      <text:p text:style-name="P12"><text:span text:style-name="T1">Однією з найважливіших частин </text:span><text:span text:style-name="T2">цього процесу</text:span><text:span text:style-name="T1"> є розклад. </text:span></text:p>
      <text:p text:style-name="P12"><text:span text:style-name="T2">Р</text:span><text:span text:style-name="T1">озклад занять —</text:span><text:span text:style-name="T3"> </text:span><text:a xlink:type="simple" xlink:href="https://uk.wikipedia.org/wiki/Документ" text:style-name="Internet_20_link" text:visited-style-name="Visited_20_Internet_20_Link">документ</text:a><text:span text:style-name="T3">, що регламен</text:span><text:span text:style-name="T1">тує трудовий ритм і впливає на творчу віддачу </text:span><text:a xlink:type="simple" xlink:href="https://uk.wikipedia.org/wiki/Вчитель" text:style-name="Internet_20_link" text:visited-style-name="Visited_20_Internet_20_Link"><text:span text:style-name="T1">вчителів</text:span></text:a><text:span text:style-name="T1"> (</text:span><text:a xlink:type="simple" xlink:href="https://uk.wikipedia.org/wiki/Викладач" text:style-name="Internet_20_link" text:visited-style-name="Visited_20_Internet_20_Link"><text:span text:style-name="T1">викладачів</text:span></text:a><text:span text:style-name="T1">); розглядається як фактор </text:span><text:a xlink:type="simple" xlink:href="https://uk.wikipedia.org/wiki/Оптимізація" text:style-name="Internet_20_link" text:visited-style-name="Visited_20_Internet_20_Link"><text:span text:style-name="T1">оптимізації</text:span></text:a><text:span text:style-name="T1"> </text:span><text:a xlink:type="simple" xlink:href="https://uk.wikipedia.org/w/index.php?title=Навчальний_процес&amp;action=edit&amp;redlink=1" text:style-name="Internet_20_link" text:visited-style-name="Visited_20_Internet_20_Link"><text:span text:style-name="T1">навчального процесу</text:span></text:a><text:span text:style-name="T1">. Існують наступні типи розкладів занять вищих навчальних закладів:</text:span></text:p>
      <text:list xml:id="list3847877892781371431" text:style-name="L2">
        <text:list-item>
          <text:p text:style-name="P8"><text:span text:style-name="T1">загальноінститутський розклад — щотижневий розклад для всіх </text:span><text:a xlink:type="simple" xlink:href="https://uk.wikipedia.org/wiki/Аудиторія" text:style-name="Internet_20_link" text:visited-style-name="Visited_20_Internet_20_Link"><text:span text:style-name="T1">аудиторій</text:span></text:a><text:span text:style-name="T1">;</text:span></text:p>
        </text:list-item>
      </text:list>
      <text:list xml:id="list8452982826384709585" text:style-name="L3">
        <text:list-item>
          <text:p text:style-name="P7"><text:span text:style-name="T1">розклад дисциплін — щотижневий розклад усіх </text:span><text:a xlink:type="simple" xlink:href="https://uk.wikipedia.org/wiki/Лекція" text:style-name="Internet_20_link" text:visited-style-name="Visited_20_Internet_20_Link"><text:span text:style-name="T1">лекцій</text:span></text:a><text:span text:style-name="T1"> з множини університетських дисциплін;</text:span></text:p>
        </text:list-item>
        <text:list-item>
          <text:p text:style-name="P7"><text:span text:style-name="T1">розклад </text:span><text:a xlink:type="simple" xlink:href="https://uk.wikipedia.org/wiki/Сесія" text:style-name="Internet_20_link" text:visited-style-name="Visited_20_Internet_20_Link"><text:span text:style-name="T1">сесії</text:span></text:a><text:span text:style-name="T1"> — розклад </text:span><text:a xlink:type="simple" xlink:href="https://uk.wikipedia.org/wiki/Екзамен" text:style-name="Internet_20_link" text:visited-style-name="Visited_20_Internet_20_Link"><text:span text:style-name="T1">екзаменів</text:span></text:a><text:span text:style-name="T1"> з множини університетських дисциплін;</text:span></text:p>
        </text:list-item>
        <text:list-item>
          <text:p text:style-name="P7">Розклад консультацій – розклад щотижневих консультацій для студентів та викладачів.</text:p>
        </text:list-item>
      </text:list>
      <text:p text:style-name="P5">Під час виконання дипломного проекту буде реалізований модуль системи “Інструменти кафедри” <text:span text:style-name="T4">для</text:span> автоматиз<text:span text:style-name="T4">ації</text:span> складання розкладу консультацій.</text:p>
      <text:p text:style-name="P5">Основною метою даного модуля є швидке та зручне складання розкладу, друк та конвертація його до окремого html файлу.</text:p>
      <text:p text:style-name="P5">Основними користувачами програми є асистенти та викладачі кафедри.</text:p>
      <text:p text:style-name="P5">Основними можливостями програми є:</text:p>
      <text:list xml:id="list3827229740116478195" text:style-name="L4">
        <text:list-item>
          <text:p text:style-name="P9">складання та редагування списку викладачів. Для складання розкладу необхідно обрати викладачів для котрих буде складено розкладів</text:p>
        </text:list-item>
        <text:list-item>
          <text:p text:style-name="P9">складання розкладу. Розклад поділено на чисельник і знаменник для зручності заповнення</text:p>
        </text:list-item>
        <text:list-item>
          <text:p text:style-name="P9">друк розкладу</text:p>
        </text:list-item>
        <text:list-item>
          <text:p text:style-name="P9">конвертація розкладу до окремого html файлу. Дана функція створена для зручності інтеграції розкладу до сайту кафедри. </text:p>
        </text:list-item>
        <text:list-item>
          <text:p text:style-name="P9">Збереження створеного рокзладу та завантаження вже збережених</text:p>
        </text:list-item>
        <text:list-item>
          <text:p text:style-name="P9">можливість працювати в одній системі різним користувачам, при чому кожен бачить лише свої дані.</text:p>
        </text:list-item>
        <text:list-item>
          <text:p text:style-name="P9">Зміна мови</text:p>
          <text:p text:style-name="P9">Методи та технології</text:p>
        </text:list-item>
      </text:list>
      <text:p text:style-name="P5"/>
      <text:p text:style-name="P6"><text:span text:style-name="T1">Для розробки модуля “Складання розкладу консультацій” використовується веб-розробка. Це є процесс створення веб-сайтів та </text:span><text:a xlink:type="simple" xlink:href="https://uk.wikipedia.org/wiki/Веб-додаток" text:style-name="Internet_20_link" text:visited-style-name="Visited_20_Internet_20_Link"><text:span text:style-name="T1">веб-додатк</text:span></text:a><text:span text:style-name="T1">ів. Основними етапами процесу є </text:span><text:a xlink:type="simple" xlink:href="https://uk.wikipedia.org/wiki/Веб-дизайн" text:style-name="Internet_20_link" text:visited-style-name="Visited_20_Internet_20_Link"><text:span text:style-name="T1">веб-дизайн</text:span></text:a><text:span text:style-name="T1">, </text:span><text:a xlink:type="simple" xlink:href="https://uk.wikipedia.org/wiki/Верстка_веб-сторінок" text:style-name="Internet_20_link" text:visited-style-name="Visited_20_Internet_20_Link"><text:span text:style-name="T1">верстка сторінок</text:span></text:a><text:span text:style-name="T1">, </text:span><text:a xlink:type="simple" xlink:href="https://uk.wikipedia.org/wiki/Програмування" text:style-name="Internet_20_link" text:visited-style-name="Visited_20_Internet_20_Link"><text:span text:style-name="T1">програмування</text:span></text:a><text:span text:style-name="T1"> для веб на стороні клієнта і сервера, а також конфігурування </text:span><text:a xlink:type="simple" xlink:href="https://uk.wikipedia.org/wiki/Веб-сервер" text:style-name="Internet_20_link" text:visited-style-name="Visited_20_Internet_20_Link"><text:span text:style-name="T1">веб-сервера</text:span></text:a><text:span text:style-name="T1">. </text:span></text:p>
      <text:p text:style-name="P5">Реалізація програми за допомогою веб має свої переваги. Користувачі зможуть користуватись додатком без додаткового встановлення програмного забезпечення.Кожен веб-застосунок має клієнтську та серверну частину. </text:p>
      <text:p text:style-name="P5">Серверна частина включає в себе власне реалізацію серверу та роботу з базою даних.</text:p>
      <text:p text:style-name="P5">В даному проекті використовується база даних mongodb.</text:p>
      <text:p text:style-name="P6"><text:span text:style-name="T1">Mongodb – це </text:span><text:a xlink:type="simple" xlink:href="https://uk.wikipedia.org/wiki/Документо-орієнтована_система_керування_базами_даних" text:style-name="Internet_20_link" text:visited-style-name="Visited_20_Internet_20_Link"><text:span text:style-name="T1">документо-орієнтована система керування базами даних</text:span></text:a><text:span text:style-name="T1"> (СКБД) з </text:span><text:soft-page-break/><text:a xlink:type="simple" xlink:href="https://uk.wikipedia.org/wiki/Відкрите_програмне_забезпечення" text:style-name="Internet_20_link" text:visited-style-name="Visited_20_Internet_20_Link"><text:span text:style-name="T1">відкритим</text:span></text:a><text:span text:style-name="T1"> </text:span><text:a xlink:type="simple" xlink:href="https://uk.wikipedia.org/wiki/Сирцевий_код" text:style-name="Internet_20_link" text:visited-style-name="Visited_20_Internet_20_Link"><text:span text:style-name="T1">сирцевим кодом</text:span></text:a><text:span text:style-name="T1">, яка не потребує опису схеми таблиць. MongoDB займає нішу між швидкими і масштабованими системами, що оперують даними у форматі ключ/значення, і </text:span><text:a xlink:type="simple" xlink:href="https://uk.wikipedia.org/wiki/Реляційна_СКБД" text:style-name="Internet_20_link" text:visited-style-name="Visited_20_Internet_20_Link"><text:span text:style-name="T1">реляційними СКБД</text:span></text:a><text:span text:style-name="T1">, функціональними і зручними у формуванні запитів.</text:span></text:p>
      <text:p text:style-name="P5">Для реалізації серверної частини використовується nodejs та express.js. NodeJS - Це програмна платформа, заснована на движку V8 (здійснює трансляцію JavaScript в машинний код), що перетворює JavaScript з вузькоспеціалізованого мови в мову загального призначення. Node.js додає можливість JavaScript взаємодіяти з пристроями введення-виведення через свій API (написаний на C ++), підключати інші зовнішні бібліотеки, написані на різних мовах, забезпечуючи виклики до них з JavaScript-коду. Node.js застосовується переважно на сервері, виконуючи роль веб-сервера.</text:p>
      <text:p text:style-name="P5">Express - це мінімалістичний та гнучкий фреймворк для веб-застосунків, побудованих на Node.js, що надає широкий набір функціональності. Має в свому розпорядженні безліч допоміжних HTTP-методів та проміжних обробників.</text:p>
      <text:p text:style-name="P5">Для написання клієнтської частини використовується бібліотека ReactJS.</text:p>
      <text:p text:style-name="P14"><text:span text:style-name="T1">це </text:span><text:a xlink:type="simple" xlink:href="https://uk.wikipedia.org/w/index.php?title=Open-source_software&amp;action=edit&amp;redlink=1" text:style-name="Internet_20_link" text:visited-style-name="Visited_20_Internet_20_Link"><text:span text:style-name="T1">open-source</text:span></text:a><text:span text:style-name="T1"> </text:span><text:a xlink:type="simple" xlink:href="https://uk.wikipedia.org/wiki/JavaScript" text:style-name="Internet_20_link" text:visited-style-name="Visited_20_Internet_20_Link"><text:span text:style-name="T1">JavaScript</text:span></text:a><text:span text:style-name="T1"> бібліотека для створення інтерфейсів користувача, яка покликана вирішувати проблеми часткового оновлення вмісту веб-сторінки, з якими стикаються в розробці </text:span><text:a xlink:type="simple" xlink:href="https://uk.wikipedia.org/wiki/Односторінковий_застосунок" text:style-name="Internet_20_link" text:visited-style-name="Visited_20_Internet_20_Link"><text:span text:style-name="T1">односторінкових додатків</text:span></text:a><text:span text:style-name="T1">. Розробляється </text:span><text:a xlink:type="simple" xlink:href="https://uk.wikipedia.org/wiki/Facebook" text:style-name="Internet_20_link" text:visited-style-name="Visited_20_Internet_20_Link"><text:span text:style-name="T1">Facebook</text:span></text:a><text:span text:style-name="T1">, </text:span><text:a xlink:type="simple" xlink:href="https://uk.wikipedia.org/wiki/Instagram" text:style-name="Internet_20_link" text:visited-style-name="Visited_20_Internet_20_Link"><text:span text:style-name="T1">Instagram</text:span></text:a><text:span text:style-name="T1"> і спільнотою індивідуальних розробників.</text:span></text:p>
      <text:p text:style-name="P14"><text:span text:style-name="T1">React дозволяє розробникам створювати великі веб-додатки, які використовують дані, які змінюються з часом, без перезавантаження сторінки. Його мета полягає в тому, щоб бути швидким, простим, масштабованим. React обробляє тільки користувацький інтерфейс у додатках. Це вважається тільки вид в </text:span><text:a xlink:type="simple" xlink:href="https://uk.wikipedia.org/wiki/Модель-вид-контролер" text:style-name="Internet_20_link" text:visited-style-name="Visited_20_Internet_20_Link"><text:span text:style-name="T1">модель-вид-контролер</text:span></text:a><text:span text:style-name="T1"> (MVC) шаблоні програмного забезпечення, і може бути використаний в поєднанні з іншими JavaScript бібліотеками або в великих структурах MVC, таких як </text:span><text:a xlink:type="simple" xlink:href="https://uk.wikipedia.org/wiki/AngularJS" text:style-name="Internet_20_link" text:visited-style-name="Visited_20_Internet_20_Link"><text:span text:style-name="T1">AngularJS</text:span></text:a><text:span text:style-name="T1">. Він також може бути використаний з React на основі надбудов, щоб піклуватися про частини без користувацького інтерфейсу побудови веб-додатків.</text:span></text:p>
      <text:p text:style-name="P14"><text:span text:style-name="T1">React підтримує віртуальний </text:span><text:a xlink:type="simple" xlink:href="https://uk.wikipedia.org/wiki/Document_Object_Model" text:style-name="Internet_20_link" text:visited-style-name="Visited_20_Internet_20_Link"><text:span text:style-name="T1">DOM</text:span></text:a><text:span text:style-name="T1">, а не покладається виключно на DOM браузера. Це дозволяє бібліотеці визначити, які частини DOM змінилися, порівняно (</text:span><text:a xlink:type="simple" xlink:href="https://uk.wikipedia.org/wiki/Diff" text:style-name="Internet_20_link" text:visited-style-name="Visited_20_Internet_20_Link"><text:span text:style-name="T1">diff</text:span></text:a><text:span text:style-name="T1">) зі збереженою версією віртуального DOM, і використовуючи результат визначити, як найефективніше оновити DOM браузера.</text:span></text:p>
      <text:p text:style-name="P15"/>
      <text:p text:style-name="P10"/>
      <text:p text:style-name="P11"/>
      <text:p text:style-name="P11"/>
      <text:list xml:id="list235505185458561" text:continue-list="list5827200068318299697" text:style-name="L1">
        <text:list-header>
          <text:p text:style-name="P13">Литература</text:p>
          <text:p text:style-name="P3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0:35:58.877787970</meta:creation-date>
    <meta:generator>LibreOffice/5.0.5.2$Linux_X86_64 LibreOffice_project/00m0$Build-2</meta:generator>
    <dc:date>2016-04-20T23:55:04.448134103</dc:date>
    <meta:editing-duration>PT17M19S</meta:editing-duration>
    <meta:editing-cycles>4</meta:editing-cycles>
    <meta:document-statistic meta:table-count="0" meta:image-count="0" meta:object-count="0" meta:page-count="3" meta:paragraph-count="32" meta:word-count="594" meta:character-count="4680" meta:non-whitespace-character-count="4119"/>
  </office:meta>
</office:document-meta>
</file>